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сновной_20_текст_20__28_4_29_">
      <loext:graphic-properties draw:fill-color="#ffffff"/>
      <style:paragraph-properties fo:margin-left="6.209cm" fo:margin-right="0cm" fo:margin-top="0cm" fo:margin-bottom="2.395cm" loext:contextual-spacing="false" fo:line-height="0.459cm" fo:text-indent="0cm" style:auto-text-indent="false"/>
      <style:text-properties officeooo:paragraph-rsid="000dfccc"/>
    </style:style>
    <style:style style:name="P2" style:family="paragraph" style:parent-style-name="Заголовок_20__2116_2">
      <loext:graphic-properties draw:fill-color="#ffffff"/>
      <style:paragraph-properties fo:margin-left="3.747cm" fo:margin-right="0cm" fo:margin-top="0cm" fo:margin-bottom="0.351cm" loext:contextual-spacing="false" fo:line-height="1.094cm" fo:keep-together="always" fo:text-indent="0cm" style:auto-text-indent="false" fo:keep-with-next="always"/>
      <style:text-properties style:font-name="Calibri Light" officeooo:paragraph-rsid="000dfccc"/>
    </style:style>
    <style:style style:name="P3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4" style:family="paragraph" style:parent-style-name="Основной_20_текст_20__28_2_29_">
      <loext:graphic-properties draw:fill-color="#ffffff"/>
      <style:paragraph-properties fo:margin-left="1.164cm" fo:margin-right="0cm" fo:margin-top="0cm" fo:margin-bottom="4.417cm" loext:contextual-spacing="false" fo:text-indent="0cm" style:auto-text-indent="false"/>
      <style:text-properties officeooo:paragraph-rsid="000dfccc"/>
    </style:style>
    <style:style style:name="P5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0cm" loext:contextual-spacing="false" fo:text-indent="0cm" style:auto-text-indent="false"/>
      <style:text-properties officeooo:paragraph-rsid="000dfccc"/>
    </style:style>
    <style:style style:name="P6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6.311cm" loext:contextual-spacing="false" fo:line-height="0.542cm" fo:text-indent="0cm" style:auto-text-indent="false"/>
      <style:text-properties officeooo:paragraph-rsid="000dfccc"/>
    </style:style>
    <style:style style:name="P7" style:family="paragraph" style:parent-style-name="Основной_20_текст_20__28_3_29_">
      <loext:graphic-properties draw:fill-color="#ffffff"/>
      <style:paragraph-properties fo:margin-left="0cm" fo:margin-right="0.564cm" fo:margin-top="0cm" fo:margin-bottom="0.397cm" loext:contextual-spacing="false" fo:text-indent="0cm" style:auto-text-indent="false"/>
      <style:text-properties officeooo:paragraph-rsid="000dfccc"/>
    </style:style>
    <style:style style:name="P8" style:family="paragraph" style:parent-style-name="Основной_20_текст_20__28_3_29_">
      <loext:graphic-properties draw:fill-color="#ffffff"/>
      <style:paragraph-properties fo:margin-left="8.922cm" fo:margin-right="0.561cm" fo:margin-top="0cm" fo:margin-bottom="0cm" loext:contextual-spacing="false" fo:line-height="0.542cm" fo:text-indent="0cm" style:auto-text-indent="false"/>
      <style:text-properties officeooo:paragraph-rsid="000dfcc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officeooo:paragraph-rsid="000dfccc" style:font-size-asian="14pt"/>
    </style:style>
    <style:style style:name="P10" style:family="paragraph" style:parent-style-name="Standard">
      <style:text-properties style:font-name="Calibri" fo:font-size="14pt" officeooo:paragraph-rsid="000dfccc" style:font-size-asian="14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41856" officeooo:paragraph-rsid="00141856" style:font-size-asian="14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47de5" officeooo:paragraph-rsid="00147de5" style:font-size-asian="14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155274" officeooo:paragraph-rsid="00155274" style:font-size-asian="14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155274" officeooo:paragraph-rsid="00147de5" style:font-size-asian="14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8pt" fo:font-weight="bold" officeooo:paragraph-rsid="000dfccc" style:font-size-asian="18pt" style:font-weight-asian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6pt" officeooo:paragraph-rsid="000dfccc" style:font-size-asian="16pt"/>
    </style:style>
    <style:style style:name="P17" style:family="paragraph" style:parent-style-name="Standard">
      <style:paragraph-properties fo:text-align="justify" style:justify-single-word="false"/>
      <style:text-properties officeooo:paragraph-rsid="00174b0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dfccc" officeooo:paragraph-rsid="000dfccc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0f3c45" officeooo:paragraph-rsid="000f3c45"/>
    </style:style>
    <style:style style:name="P20" style:family="paragraph" style:parent-style-name="Standard">
      <style:paragraph-properties fo:orphans="2" fo:widows="2"/>
      <style:text-properties officeooo:paragraph-rsid="000dfccc"/>
    </style:style>
    <style:style style:name="P21" style:family="paragraph" style:parent-style-name="Standard">
      <style:paragraph-properties fo:orphans="2" fo:widows="2"/>
      <style:text-properties fo:color="#00000a" style:font-name="Consolas" fo:font-size="11pt" officeooo:paragraph-rsid="000dfccc" style:font-size-asian="11pt" style:font-name-complex="Consolas1" style:font-size-complex="11pt" style:language-complex="ar" style:country-complex="SA"/>
    </style:style>
    <style:style style:name="P22" style:family="paragraph" style:parent-style-name="Standard">
      <style:paragraph-properties fo:orphans="2" fo:widows="2"/>
      <style:text-properties fo:color="#00000a" fo:font-size="11pt" officeooo:paragraph-rsid="000dfccc" style:font-size-asian="11pt" style:font-size-complex="11pt" style:language-complex="ar" style:country-complex="SA"/>
    </style:style>
    <style:style style:name="P23" style:family="paragraph" style:parent-style-name="Standard">
      <style:text-properties officeooo:paragraph-rsid="000dfccc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paragraph-rsid="000dfccc" style:font-size-asian="11pt" style:font-weight-asian="normal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rsid="001b79ec" officeooo:paragraph-rsid="001b79ec" style:font-size-asian="11pt" style:font-weight-asian="normal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fo:font-size="11pt" fo:language="en" fo:country="US" officeooo:rsid="0019aa68" officeooo:paragraph-rsid="0019aa68" style:font-size-asian="11pt" style:font-name-complex="Consolas1" style:font-size-complex="11pt" style:language-complex="ar" style:country-complex="SA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4pt" fo:language="ru" fo:country="RU" fo:font-weight="normal" officeooo:rsid="00174b0a" officeooo:paragraph-rsid="00174b0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4.995cm" fo:margin-right="0cm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29" style:family="paragraph" style:parent-style-name="Standard">
      <style:paragraph-properties fo:margin-top="0.499cm" fo:margin-bottom="0cm" loext:contextual-spacing="false"/>
      <style:text-properties officeooo:rsid="000dfccc" officeooo:paragraph-rsid="000dfccc"/>
    </style:style>
    <style:style style:name="P30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31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alibri" fo:font-size="18pt" fo:language="ru" fo:country="RU" fo:font-weight="bold" officeooo:rsid="00174b0a" officeooo:paragraph-rsid="00174b0a" style:font-size-asian="18pt" style:font-weight-asian="bold"/>
    </style:style>
    <style:style style:name="P32" style:family="paragraph" style:parent-style-name="Standard">
      <style:paragraph-properties fo:margin-left="2.498cm" fo:margin-right="0cm" fo:text-align="center" style:justify-single-word="false" fo:text-indent="0cm" style:auto-text-indent="false"/>
      <style:text-properties style:font-name="Calibri" fo:font-size="18pt" fo:language="ru" fo:country="RU" fo:font-weight="bold" officeooo:rsid="00174b0a" officeooo:paragraph-rsid="00174b0a" style:font-size-asian="18pt" style:font-weight-asian="bold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style:font-name="Calibri" fo:font-size="14pt" fo:language="en" fo:country="US" officeooo:rsid="001a0527" officeooo:paragraph-rsid="001bda9a" style:font-size-asian="14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libri" fo:font-size="14pt" fo:language="ru" fo:country="RU" officeooo:rsid="00141856" officeooo:paragraph-rsid="000f3c45" style:font-size-asian="14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74b0a" officeooo:paragraph-rsid="00174b0a" style:font-size-asian="14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6pt" officeooo:paragraph-rsid="000dfccc" style:font-size-asian="16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4pt" fo:language="en" fo:country="US" fo:font-weight="normal" officeooo:rsid="00174b0a" officeooo:paragraph-rsid="00174b0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rsid="001e8a2c" officeooo:paragraph-rsid="001e8a2c" style:font-size-asian="11pt" style:font-weight-asian="normal" style:font-size-complex="11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fo:font-size="11pt" fo:language="en" fo:country="US" officeooo:rsid="00203c30" officeooo:paragraph-rsid="00203c30" style:font-size-asian="11pt" style:font-name-complex="Consolas1" style:font-size-complex="11pt" style:language-complex="ar" style:country-complex="SA"/>
    </style:style>
    <style:style style:name="P42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alibri" fo:font-size="14pt" fo:language="ru" fo:country="RU" fo:font-weight="bold" officeooo:rsid="00174b0a" officeooo:paragraph-rsid="00174b0a" style:font-size-asian="14pt" style:font-weight-asian="bold"/>
    </style:style>
    <style:style style:name="P43" style:family="paragraph" style:parent-style-name="Standard" style:master-page-name="Converted1">
      <style:paragraph-properties fo:orphans="2" fo:widows="2" style:page-number="auto"/>
      <style:text-properties fo:color="#00000a" fo:font-size="11pt" fo:language="en" fo:country="US" officeooo:paragraph-rsid="000dfccc" style:font-size-asian="11pt" style:font-size-complex="11pt" style:language-complex="ar" style:country-complex="SA"/>
    </style:style>
    <style:style style:name="P44" style:family="paragraph" style:parent-style-name="Основной_20_текст_20__28_2_29_" style:master-page-name="Standard">
      <loext:graphic-properties draw:fill-color="#ffffff"/>
      <style:paragraph-properties fo:margin-left="1.164cm" fo:margin-right="0cm" fo:margin-top="0cm" fo:margin-bottom="0cm" loext:contextual-spacing="false" fo:text-indent="0cm" style:auto-text-indent="false" style:page-number="auto"/>
      <style:text-properties officeooo:paragraph-rsid="000dfccc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Text_20_body">
      <style:text-properties fo:language="ru" fo:country="RU" officeooo:rsid="000dfcc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7de5"/>
    </style:style>
    <style:style style:name="T3" style:family="text">
      <style:text-properties fo:language="en" fo:country="US" officeooo:rsid="00155274"/>
    </style:style>
    <style:style style:name="T4" style:family="text">
      <style:text-properties style:font-name="Calibri" fo:font-size="14pt" style:font-size-asian="14pt"/>
    </style:style>
    <style:style style:name="T5" style:family="text">
      <style:text-properties style:font-name="Calibri" fo:font-size="14pt" officeooo:rsid="000f3c45" style:font-size-asian="14pt"/>
    </style:style>
    <style:style style:name="T6" style:family="text">
      <style:text-properties style:font-name="Calibri" fo:font-size="14pt" officeooo:rsid="00126303" style:font-size-asian="14pt"/>
    </style:style>
    <style:style style:name="T7" style:family="text">
      <style:text-properties style:font-name="Calibri" fo:font-size="14pt" officeooo:rsid="00141856" style:font-size-asian="14pt"/>
    </style:style>
    <style:style style:name="T8" style:family="text">
      <style:text-properties style:font-name="Calibri" fo:font-size="14pt" fo:language="en" fo:country="US" style:font-size-asian="14pt"/>
    </style:style>
    <style:style style:name="T9" style:family="text">
      <style:text-properties style:font-name="Calibri" fo:font-size="14pt" fo:language="en" fo:country="US" officeooo:rsid="00126303" style:font-size-asian="14pt"/>
    </style:style>
    <style:style style:name="T10" style:family="text">
      <style:text-properties style:font-name="Calibri" fo:font-size="14pt" fo:language="en" fo:country="US" officeooo:rsid="00141856" style:font-size-asian="14pt"/>
    </style:style>
    <style:style style:name="T11" style:family="text">
      <style:text-properties style:font-name="Calibri" fo:font-size="14pt" fo:language="en" fo:country="US" officeooo:rsid="00174b0a" style:font-size-asian="14pt"/>
    </style:style>
    <style:style style:name="T12" style:family="text">
      <style:text-properties style:font-name="Calibri" fo:font-size="14pt" fo:language="ru" fo:country="RU" style:font-size-asian="14pt" style:font-size-complex="14pt"/>
    </style:style>
    <style:style style:name="T13" style:family="text">
      <style:text-properties style:font-name="Calibri" fo:font-size="14pt" fo:language="ru" fo:country="RU" officeooo:rsid="000e229f" style:font-size-asian="14pt" style:font-size-complex="14pt"/>
    </style:style>
    <style:style style:name="T14" style:family="text">
      <style:text-properties style:font-name="Calibri" fo:font-size="14pt" fo:language="ru" fo:country="RU" officeooo:rsid="00174b0a" style:font-size-asian="14pt"/>
    </style:style>
    <style:style style:name="T15" style:family="text">
      <style:text-properties style:font-name="Calibri" fo:font-size="16pt" fo:language="en" fo:country="US" style:font-size-asian="16pt"/>
    </style:style>
    <style:style style:name="T16" style:family="text">
      <style:text-properties style:font-name="Calibri" fo:font-size="16pt" style:font-size-asian="16pt"/>
    </style:style>
    <style:style style:name="T17" style:family="text">
      <style:text-properties fo:language="ru" fo:country="RU" officeooo:rsid="000dfccc"/>
    </style:style>
    <style:style style:name="T18" style:family="text">
      <style:text-properties style:text-position="super 58%" style:font-name="Calibri" fo:font-size="16pt" style:font-size-asian="16pt"/>
    </style:style>
    <style:style style:name="T19" style:family="text">
      <style:text-properties fo:color="#00000a" fo:font-size="11pt" fo:language="en" fo:country="US" style:font-size-asian="11pt" style:font-size-complex="11pt" style:language-complex="ar" style:country-complex="SA"/>
    </style:style>
    <style:style style:name="T20" style:family="text">
      <style:text-properties fo:color="#00000a" fo:font-size="11pt" style:font-size-asian="11pt" style:font-size-complex="11pt" style:language-complex="ar" style:country-complex="SA"/>
    </style:style>
    <style:style style:name="T21" style:family="text">
      <style:text-properties officeooo:rsid="000dfcc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БЕЛОРУССКИЙ ГОСУДАРСТВЕННЫЙ УНИВЕРСИТЕТ</text:p>
      <text:p text:style-name="P4">ФАКУЛЬТЕТ ПРИКЛАДНОЙ МАТЕМАТИКИ И ИНФОРМАТИКИ</text:p>
      <text:h text:style-name="P2" text:outline-level="2"><text:bookmark-start text:name="__RefHeading___Toc1844_1681118743"/><text:bookmark text:name="bookmark0"/>Лабораторная работа №<text:span text:style-name="T21">2</text:span><text:bookmark-end text:name="__RefHeading___Toc1844_1681118743"/></text:h>
      <text:p text:style-name="Subtitle"><text:bookmark text:name="bookmark1"/><text:bookmark-start text:name="__RefHeading___Toc1846_1681118743"/>Решение систем линейных уравнений, нахождение определителя и обратной матрицы методом <text:span text:style-name="T17">квадратного корня</text:span><text:bookmark-end text:name="__RefHeading___Toc1846_1681118743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Выполнил:</text:p>
      <text:p text:style-name="P5"><text:s/>Студент 2 курса 5 группы ФПМИ</text:p>
      <text:p text:style-name="P7">Карасик Семён</text:p>
      <text:p text:style-name="P8">Руководитель:</text:p>
      <text:p text:style-name="P6">Радкевич Елена Владимировна</text:p>
      <text:p text:style-name="P23"/>
      <text:p text:style-name="P1"><text:bookmark text:name="bookmark2"/>Минск, 2017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3"><text:a xlink:type="simple" xlink:href="#__RefHeading___Toc1844_1681118743" text:style-name="Index_20_Link" text:visited-style-name="Index_20_Link">Лабораторная работа №2<text:tab/>1</text:a></text:p>
          <text:p text:style-name="P34"><text:a xlink:type="simple" xlink:href="#__RefHeading___Toc2056_1681118743" text:style-name="Index_20_Link" text:visited-style-name="Index_20_Link">Постановка задачи<text:tab/>2</text:a></text:p>
          <text:p text:style-name="P34"><text:a xlink:type="simple" xlink:href="#__RefHeading___Toc2058_1681118743" text:style-name="Index_20_Link" text:visited-style-name="Index_20_Link">Описание метода нахождения решений системы алгебраических уравнений методом квадратного корня<text:tab/>3</text:a></text:p>
          <text:p text:style-name="P34"><text:a xlink:type="simple" xlink:href="#__RefHeading___Toc2060_1681118743" text:style-name="Index_20_Link" text:visited-style-name="Index_20_Link">Нахождение определителя матрицы<text:tab/>4</text:a></text:p>
          <text:p text:style-name="P34"><text:a xlink:type="simple" xlink:href="#__RefHeading___Toc2062_1681118743" text:style-name="Index_20_Link" text:visited-style-name="Index_20_Link">Нахождение обратной матрицы<text:tab/>5</text:a></text:p>
          <text:p text:style-name="P34"><text:a xlink:type="simple" xlink:href="#__RefHeading___Toc2064_1681118743" text:style-name="Index_20_Link" text:visited-style-name="Index_20_Link">Замечание для несимметричной исходной матрицы<text:tab/>5</text:a></text:p>
          <text:p text:style-name="P34"><text:a xlink:type="simple" xlink:href="#__RefHeading___Toc2066_1681118743" text:style-name="Index_20_Link" text:visited-style-name="Index_20_Link">Листинг программы<text:tab/>5</text:a></text:p>
          <text:p text:style-name="P34"><text:a xlink:type="simple" xlink:href="#__RefHeading___Toc2068_1681118743" text:style-name="Index_20_Link" text:visited-style-name="Index_20_Link">Входные данные<text:tab/>8</text:a></text:p>
          <text:p text:style-name="P34"><text:a xlink:type="simple" xlink:href="#__RefHeading___Toc2070_1681118743" text:style-name="Index_20_Link" text:visited-style-name="Index_20_Link">Выходные данные<text:tab/>8</text:a></text:p>
        </text:index-body>
      </text:table-of-content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5" text:outline-level="3"><text:bookmark-start text:name="__RefHeading___Toc2056_1681118743"/><text:soft-page-break/>Постановка задачи<text:bookmark-end text:name="__RefHeading___Toc2056_1681118743"/></text:h>
      <text:p text:style-name="P9"/>
      <text:p text:style-name="P9">Решить систему линейных уравнений методом <text:span text:style-name="T17">квадратного корня</text:span>. Вычислить определитель системы. Найти ей обратную<text:tab/>матрицу. Проверить обратную матрицу. Вывести невязку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5" text:outline-level="3"><text:bookmark-start text:name="__RefHeading___Toc2058_1681118743"/><text:soft-page-break/>Описание метода нахождения решений системы алгебраических уравнений методом <text:span text:style-name="T17">квадратного корня</text:span><text:bookmark-end text:name="__RefHeading___Toc2058_1681118743"/></text:h>
      <text:p text:style-name="P29"><text:span text:style-name="T13">М</text:span><text:span text:style-name="T12">етод квадратного корня служит для решения СЛАУ с симметричной матрицей.</text:span></text:p>
      <text:p text:style-name="P18"><text:span text:style-name="T4">То есть </text:span><text:span text:style-name="T4"><draw:frame draw:style-name="fr1" draw:name="Объект2" text:anchor-type="as-char" svg:width="1.266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, </text:span><text:span text:style-name="T4">где </text:span><text:span text:style-name="T4"><draw:frame draw:style-name="fr1" draw:name="Объект3" text:anchor-type="as-char" svg:width="1.374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 при этом А - положительно определена.</text:span></text:p>
      <text:p text:style-name="P19"><text:span text:style-name="T4">Любую симметричную матрицу можно представить в виде </text:span><text:span text:style-name="T4"><draw:frame draw:style-name="fr1" draw:name="Объект4" text:anchor-type="as-char" svg:width="1.575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, </text:span><text:span text:style-name="T6">где </text:span><text:span text:style-name="T10">S</text:span><text:span text:style-name="T9"> - </text:span><text:span text:style-name="T7">верхняя </text:span><text:span text:style-name="T6">треугольная матрица со строго положительными элементами на главной диагонали. Тогда наше уравнение принимает вид: </text:span><text:span text:style-name="T6"><draw:frame draw:style-name="fr1" draw:name="Объект5" text:anchor-type="as-char" svg:width="1.646cm" svg:height="0.52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, </text:span><text:span text:style-name="T7">тогда можем разбить данное уравнение на два:</text:span></text:p>
      <text:list xml:id="list2718486693936852100" text:style-name="L1">
        <text:list-item>
          <text:p text:style-name="P36"><draw:frame draw:style-name="fr1" draw:name="Объект6" text:anchor-type="as-char" svg:width="1.228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6"><draw:frame draw:style-name="fr1" draw:name="Объект7" text:anchor-type="as-char" svg:width="1.252cm" svg:height="0.469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11">Так как матрица <draw:frame draw:style-name="fr1" draw:name="Объект9" text:anchor-type="as-char" svg:width="0.612cm" svg:height="0.52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> </text:span>является нижней треугольной, легко получить формулу для вычисления <text:span text:style-name="T1">y:</text:span></text:p>
      <text:p text:style-name="P11"><text:span text:style-name="T1"><draw:frame draw:style-name="fr1" draw:name="Объект8" text:anchor-type="as-char" svg:width="2.972cm" svg:height="1.73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, </text:span><text:span text:style-name="T2"><draw:frame draw:style-name="fr1" draw:name="Объект11" text:anchor-type="as-char" svg:width="1.311cm" svg:height="0.469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2">И <text:span text:style-name="T1">x:</text:span></text:p>
      <text:p text:style-name="P12"><text:span text:style-name="T1"><draw:frame draw:style-name="fr1" draw:name="Объект10" text:anchor-type="as-char" svg:width="3.433cm" svg:height="1.73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, </text:span><text:span text:style-name="T1"><draw:frame draw:style-name="fr1" draw:name="Объект12" text:anchor-type="as-char" svg:width="1.335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2">В случае унитарной матрицы <text:span text:style-name="T1">A(</text:span><text:span text:style-name="T1"><draw:frame draw:style-name="fr1" draw:name="Объект13" text:anchor-type="as-char" svg:width="2.475cm" svg:height="0.54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)</text:span> разложение принимает вид <draw:frame draw:style-name="fr1" draw:name="Объект14" text:anchor-type="as-char" svg:width="1.891cm" svg:height="0.529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Приведем формулы для нахождения матриц <text:span text:style-name="T1">S </text:span>и <text:span text:style-name="T1">D:</text:span></text:p>
      <text:p text:style-name="P12"><text:span text:style-name="T1"><draw:frame draw:style-name="fr1" draw:name="Объект15" text:anchor-type="as-char" svg:width="4.572cm" svg:height="1.139cm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3"><draw:frame draw:style-name="fr1" draw:name="Объект19" text:anchor-type="as-char" svg:width="1.311cm" svg:height="0.469cm" draw:z-index="1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text:span text:style-name="T1"><draw:frame draw:style-name="fr1" draw:name="Объект16" text:anchor-type="as-char" svg:width="3.881cm" svg:height="1.231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draw:frame draw:style-name="fr1" draw:name="Объект17" text:anchor-type="as-char" svg:width="1.311cm" svg:height="0.469cm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4"><draw:frame draw:style-name="fr1" draw:name="Объект20" text:anchor-type="as-char" svg:width="3.575cm" svg:height="1.734cm" draw:z-index="17"><draw:object xlink:href="./Object 20" xlink:type="simple" xlink:show="embed" xlink:actuate="onLoad"/><draw:image xlink:href="./ObjectReplacements/Object 20" xlink:type="simple" xlink:show="embed" xlink:actuate="onLoad"/></draw:frame>,<draw:frame draw:style-name="fr1" draw:name="Объект21" text:anchor-type="as-char" svg:width="1.797cm" svg:height="0.469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draw:frame draw:style-name="fr1" draw:name="Объект22" text:anchor-type="as-char" svg:width="1.87cm" svg:height="0.533cm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5" text:outline-level="3"><text:bookmark-start text:name="__RefHeading___Toc2060_1681118743"/><text:soft-page-break/>Нахождение определителя матрицы<text:bookmark-end text:name="__RefHeading___Toc2060_1681118743"/></text:h>
      <text:p text:style-name="P30"/>
      <text:p text:style-name="P13"><draw:frame draw:style-name="fr1" draw:name="Объект1" text:anchor-type="as-char" svg:width="10.306cm" svg:height="1.139cm" draw:z-index="20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h text:style-name="P45" text:outline-level="3"><text:bookmark-start text:name="__RefHeading___Toc2062_1681118743"/>Нахождение обратной матрицы<text:bookmark-end text:name="__RefHeading___Toc2062_1681118743"/></text:h>
      <text:p text:style-name="P15"/>
      <text:p text:style-name="P17"><text:span text:style-name="T15">AX</text:span><text:span text:style-name="T16"> = </text:span><text:span text:style-name="T15">E</text:span><text:span text:style-name="T16"> =&gt; </text:span><text:span text:style-name="T15">X</text:span><text:span text:style-name="T16"> = </text:span><text:span text:style-name="T15">A</text:span><text:span text:style-name="T18">-1</text:span><text:span text:style-name="T14"> </text:span><text:span text:style-name="T11">, </text:span><text:span text:style-name="T14">поэтому д</text:span><text:span text:style-name="T4">ля нахождения обратной матрицы достаточно решить </text:span><text:span text:style-name="T11">n </text:span><text:span text:style-name="T14">уравнений, правая часть которых последовательно равна</text:span><text:span text:style-name="T14"><draw:frame draw:style-name="fr1" draw:name="Объект18" text:anchor-type="as-char" svg:width="6.976cm" svg:height="0.545cm" draw:z-index="2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7"/>
      <text:h text:style-name="P45" text:outline-level="3"><text:bookmark-start text:name="__RefHeading___Toc2064_1681118743"/>Замечание для несимметричной исходной матрицы<text:bookmark-end text:name="__RefHeading___Toc2064_1681118743"/></text:h>
      <text:p text:style-name="P32"/>
      <text:p text:style-name="P27">Метод квадратного корня применим только для симметричных <text:s/>матриц, если исходная матрица <text:span text:style-name="T1">G </text:span>не является симметричной, то можем удовлетворить условиям для применения метода квадратного корня следующим образом:</text:p>
      <text:p text:style-name="P27"><draw:frame draw:style-name="fr1" draw:name="Объект23" text:anchor-type="as-char" svg:width="2.133cm" svg:height="0.529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1">, </text:span>тогда <draw:frame draw:style-name="fr1" draw:name="Объект24" text:anchor-type="as-char" svg:width="1.727cm" svg:height="0.529cm" draw:z-index="23"><draw:object xlink:href="./Object 24" xlink:type="simple" xlink:show="embed" xlink:actuate="onLoad"/><draw:image xlink:href="./ObjectReplacements/Object 24" xlink:type="simple" xlink:show="embed" xlink:actuate="onLoad"/></draw:frame>будет симметричной матрицей, при этом корни уравнения не изменятся. Существуют следующие связи между <text:span text:style-name="T1">A </text:span>и <text:span text:style-name="T1">G:</text:span></text:p>
      <text:p text:style-name="P39"><draw:frame draw:style-name="fr1" draw:name="Объект25" text:anchor-type="as-char" svg:width="2.641cm" svg:height="0.506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9"><draw:frame draw:style-name="fr1" draw:name="Объект26" text:anchor-type="as-char" svg:width="2.348cm" svg:height="0.529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1"/>
      <text:p text:style-name="P4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5" text:outline-level="3"><text:bookmark-start text:name="__RefHeading___Toc2066_1681118743"/><text:soft-page-break/>Листинг программы<text:bookmark-end text:name="__RefHeading___Toc2066_1681118743"/></text:h>
      <text:section text:style-name="Sect2" text:name="TextSection">
        <text:p text:style-name="P41">//lab2, v20. Simon Karasik, course 2, group 5.</text:p>
        <text:p text:style-name="P41">#include &lt;fstream&gt;</text:p>
        <text:p text:style-name="P41">#include &lt;iostream&gt;</text:p>
        <text:p text:style-name="P41">#include &lt;iomanip&gt;</text:p>
        <text:p text:style-name="P41">#include &lt;algorithm&gt;</text:p>
        <text:p text:style-name="P41">#include &lt;vector&gt;</text:p>
        <text:p text:style-name="P41">#include &lt;cmath&gt;</text:p>
        <text:p text:style-name="P41">#include &lt;stdexcept&gt;</text:p>
        <text:p text:style-name="P41"/>
        <text:p text:style-name="P41">using namespace std;</text:p>
        <text:p text:style-name="P41"/>
        <text:p text:style-name="P41">typedef vector&lt;double&gt; Vector;</text:p>
        <text:p text:style-name="P41">typedef vector&lt;Vector&gt; Matrix;</text:p>
        <text:p text:style-name="P41">const double EPS = 10E-4;</text:p>
        <text:p text:style-name="P41"/>
        <text:p text:style-name="P41">bool eq(double x, double y) {</text:p>
        <text:p text:style-name="P41"><text:s text:c="4"/>return abs(x - y) &lt; EPS;</text:p>
        <text:p text:style-name="P41">}</text:p>
        <text:p text:style-name="P41"/>
        <text:p text:style-name="P41">Matrix loadIdentity(int n) {</text:p>
        <text:p text:style-name="P41"><text:s text:c="4"/>Matrix mat(n);</text:p>
        <text:p text:style-name="P41"><text:s text:c="4"/>for (int i = 0; i &lt; n; i++) {</text:p>
        <text:p text:style-name="P41"><text:s text:c="8"/>mat[i] = Vector(n, 0);</text:p>
        <text:p text:style-name="P41"><text:s text:c="8"/>mat[i][i] = 1;</text:p>
        <text:p text:style-name="P41"><text:s text:c="4"/>}</text:p>
        <text:p text:style-name="P41"><text:s text:c="4"/>return mat;</text:p>
        <text:p text:style-name="P41">}</text:p>
        <text:p text:style-name="P41">Matrix loadMatrix(int n, int m) {</text:p>
        <text:p text:style-name="P41"><text:s text:c="4"/>Matrix mat(n);</text:p>
        <text:p text:style-name="P41"><text:s text:c="4"/>for (int i = 0; i &lt; n; i++)</text:p>
        <text:p text:style-name="P41"><text:s text:c="8"/>mat[i] = Vector(m, 0);</text:p>
        <text:p text:style-name="P41"><text:s text:c="4"/>return mat;</text:p>
        <text:p text:style-name="P41">}</text:p>
        <text:p text:style-name="P41">Matrix operator*(const Matrix &amp; a, const Matrix &amp; b) {</text:p>
        <text:p text:style-name="P41"><text:s text:c="4"/>if (a[0].size() != b.size())</text:p>
        <text:p text:style-name="P41"><text:s text:c="8"/>throw invalid_argument("Bad size of matricies.");</text:p>
        <text:p text:style-name="P41"><text:s text:c="4"/>int n = a.size(), m = b[0].size(), l = a[0].size();</text:p>
        <text:p text:style-name="P41"><text:s text:c="4"/>Matrix p = loadMatrix(n, m);</text:p>
        <text:p text:style-name="P41"><text:s text:c="4"/>for (int i = 0; i &lt; n; i++)</text:p>
        <text:p text:style-name="P41"><text:s text:c="8"/>for (int j = 0; j &lt; m; j++) {</text:p>
        <text:p text:style-name="P41"><text:s text:c="12"/>double sum = 0;</text:p>
        <text:p text:style-name="P41"><text:s text:c="12"/>for (int k = 0; k &lt; l; k++)</text:p>
        <text:p text:style-name="P41"><text:s text:c="16"/>sum += a[i][k] * b[k]</text:p>
        <text:p text:style-name="P41"><text:s text:c="23"/>[j];</text:p>
        <text:p text:style-name="P41"><text:s text:c="12"/>p[i][j] = sum;</text:p>
        <text:p text:style-name="P41"><text:s text:c="8"/>}</text:p>
        <text:p text:style-name="P41"><text:s text:c="4"/>return p;</text:p>
        <text:p text:style-name="P41">}</text:p>
        <text:p text:style-name="P41"/>
        <text:p text:style-name="P41">Vector operator*(const Matrix &amp; a, const Vector &amp; v) {</text:p>
        <text:p text:style-name="P41"><text:s text:c="4"/>if (a[0].size() != v.size())</text:p>
        <text:p text:style-name="P41"><text:s text:c="8"/>throw invalid_argument("Bad size.");</text:p>
        <text:p text:style-name="P41"><text:s text:c="4"/>int n = a.size(), m = v.size();</text:p>
        <text:p text:style-name="P41"><text:s text:c="4"/>Vector res = Vector(v.size(), 0);</text:p>
        <text:p text:style-name="P41"><text:s text:c="4"/>for (int i = 0; i &lt; n; i++)</text:p>
        <text:p text:style-name="P41"><text:s text:c="8"/>for (int j = 0; j &lt; m; j++)</text:p>
        <text:p text:style-name="P41"><text:s text:c="12"/>res[i] += a[i][j] * v[j];</text:p>
        <text:p text:style-name="P41"><text:s text:c="4"/>return res;</text:p>
        <text:p text:style-name="P41">}</text:p>
        <text:p text:style-name="P41"/>
        <text:p text:style-name="P41">void printVector(const Vector &amp; v, ostream &amp; os, bool</text:p>
        <text:p text:style-name="P41"><text:s text:c="17"/>useScientific = false) {</text:p>
        <text:p text:style-name="P41"><text:s text:c="4"/>if (useScientific) {</text:p>
        <text:p text:style-name="P41"><text:s text:c="8"/>os &lt;&lt; scientific;</text:p>
        <text:p text:style-name="P41"><text:s text:c="8"/>for (int i = 0; i &lt; v.size(); i++)</text:p>
        <text:p text:style-name="P41"><text:s text:c="12"/>os &lt;&lt; v[i] &lt;&lt; '\t';</text:p>
        <text:p text:style-name="P41"><text:s text:c="4"/>} else {</text:p>
        <text:p text:style-name="P41"><text:s text:c="8"/>os &lt;&lt; setprecision(4) &lt;&lt; fixed;</text:p>
        <text:p text:style-name="P41"><text:s text:c="8"/>for (int j = 0; j &lt; v.size(); j++)</text:p>
        <text:p text:style-name="P41"><text:s text:c="12"/>os &lt;&lt; setw(8) &lt;&lt; v[j];</text:p>
        <text:p text:style-name="P41"><text:s text:c="4"/>}</text:p>
        <text:p text:style-name="P41"><text:s text:c="4"/>os &lt;&lt; endl;</text:p>
        <text:p text:style-name="P41">}</text:p>
        <text:p text:style-name="P41">void printMatrix(const Matrix &amp; mat, ostream &amp; os,</text:p>
        <text:p text:style-name="P41"><text:s text:c="17"/>bool useScientific = false) {</text:p>
        <text:p text:style-name="P41"><text:s text:c="4"/>for (int i = 0; i &lt; mat.size(); i++)</text:p>
        <text:p text:style-name="P41"><text:s text:c="8"/>printVector(mat[i], os, useScientific);</text:p>
        <text:p text:style-name="P41">}</text:p>
        <text:p text:style-name="P41"/>
        <text:p text:style-name="P41">double sqr(double x) {</text:p>
        <text:p text:style-name="P41"><text:s text:c="4"/>return x * x;</text:p>
        <text:p text:style-name="P41">}</text:p>
        <text:p text:style-name="P41"/>
        <text:p text:style-name="P41">Matrix transpose(const Matrix &amp; mat) {</text:p>
        <text:p text:style-name="P41"><text:s text:c="4"/>int n = mat.size(), m = mat[0].size();</text:p>
        <text:p text:style-name="P41"><text:s text:c="4"/>Matrix res = loadMatrix(m, n);</text:p>
        <text:p text:style-name="P41"><text:s text:c="4"/>for (int i = 0; i &lt; n; i++)</text:p>
        <text:p text:style-name="P41"><text:s text:c="8"/>for (int j = 0; j&lt; m; j++)</text:p>
        <text:p text:style-name="P41"><text:s text:c="12"/>res[j][i] = mat[i][j];</text:p>
        <text:p text:style-name="P41"><text:s text:c="4"/>return res;</text:p>
        <text:p text:style-name="P41">}</text:p>
        <text:p text:style-name="P41"/>
        <text:p text:style-name="P41">int sgn(double x) {</text:p>
        <text:p text:style-name="P41"><text:tab/>if (x &gt; 0)</text:p>
        <text:p text:style-name="P41"><text:tab/><text:tab/>return 1;</text:p>
        <text:p text:style-name="P41"><text:tab/>else if (x &lt; 0)</text:p>
        <text:p text:style-name="P41"><text:tab/><text:tab/>return -1;</text:p>
        <text:p text:style-name="P41"><text:tab/>else</text:p>
        <text:p text:style-name="P41"><text:tab/><text:tab/>return 0;</text:p>
        <text:p text:style-name="P41">}</text:p>
        <text:p text:style-name="P41"/>
        <text:p text:style-name="P41">Vector squareRootMethod(</text:p>
        <text:p text:style-name="P41"><text:tab/>const Matrix &amp; a, </text:p>
        <text:p text:style-name="P41"><text:tab/>const Vector &amp; f, </text:p>
        <text:p text:style-name="P41"><text:tab/>double &amp; det, </text:p>
        <text:p text:style-name="P41"><text:tab/>Matrix &amp; s, </text:p>
        <text:p text:style-name="P41"><text:tab/>Vector &amp; d, </text:p>
        <text:p text:style-name="P41"><text:soft-page-break/><text:tab/>Vector &amp; y) </text:p>
        <text:p text:style-name="P41">{</text:p>
        <text:p text:style-name="P41"><text:tab/>int n = a.size();</text:p>
        <text:p text:style-name="P41"><text:tab/>s = loadIdentity(n);</text:p>
        <text:p text:style-name="P41"><text:s text:c="4"/>d = Vector(n);</text:p>
        <text:p text:style-name="P41"/>
        <text:p text:style-name="P41"><text:tab/>for (int i = 0; i &lt; n; i++) {</text:p>
        <text:p text:style-name="P41"><text:tab/><text:tab/>double t = 0;</text:p>
        <text:p text:style-name="P41"><text:tab/><text:tab/>for (int k = 0; k &lt; i; k++) </text:p>
        <text:p text:style-name="P41"><text:tab/><text:tab/><text:tab/>t += sqr(s[k][i]) * d[k];</text:p>
        <text:p text:style-name="P41"><text:tab/><text:tab/>d[i] = sgn(a[i][i] - t);</text:p>
        <text:p text:style-name="P41"><text:tab/><text:tab/>s[i][i] = sqrt(abs(a[i][i] - t));</text:p>
        <text:p text:style-name="P41"/>
        <text:p text:style-name="P41"><text:tab/><text:tab/>for (int j = i + 1; j &lt; n; j++) {</text:p>
        <text:p text:style-name="P41"><text:tab/><text:tab/><text:tab/>double t = 0;</text:p>
        <text:p text:style-name="P41"><text:tab/><text:tab/><text:tab/>for (int k = 0; k &lt; i; k++)</text:p>
        <text:p text:style-name="P41"><text:tab/><text:tab/><text:tab/><text:tab/>t += s[k][i] * d[k] * s[k][j];</text:p>
        <text:p text:style-name="P41"><text:tab/><text:tab/><text:tab/>s[i][j] = (a[i][j] - t) / (s[i][i] * d[i]);</text:p>
        <text:p text:style-name="P41"><text:tab/><text:tab/>}</text:p>
        <text:p text:style-name="P41"><text:tab/>}</text:p>
        <text:p text:style-name="P41"/>
        <text:p text:style-name="P41"><text:tab/>y = Vector(n, 0);</text:p>
        <text:p text:style-name="P41"><text:tab/>for (int i = 0; i &lt; n; i++) {</text:p>
        <text:p text:style-name="P41"><text:tab/><text:tab/>double t = 0;</text:p>
        <text:p text:style-name="P41"><text:tab/><text:tab/>for (int k = 0; k &lt; i; k++)</text:p>
        <text:p text:style-name="P41"><text:tab/><text:tab/><text:tab/>t += s[k][i] * y[k];</text:p>
        <text:p text:style-name="P41"><text:tab/><text:tab/>y[i] = (f[i] - t) / s[i][i];</text:p>
        <text:p text:style-name="P41"><text:tab/>}</text:p>
        <text:p text:style-name="P41"/>
        <text:p text:style-name="P41"><text:tab/>Vector x(n, 0);</text:p>
        <text:p text:style-name="P41"><text:tab/>for (int j = n - 1; j &gt;= 0; j--) {</text:p>
        <text:p text:style-name="P41"><text:tab/><text:tab/>double t = 0;</text:p>
        <text:p text:style-name="P41"><text:tab/><text:tab/>for (int k = j + 1; k &lt; n; k++) </text:p>
        <text:p text:style-name="P41"><text:tab/><text:tab/><text:tab/>t += d[k] * s[j][k] * x[k];</text:p>
        <text:p text:style-name="P41"><text:tab/><text:tab/>x[j] = (y[j] - t) / (d[j] * s[j][j]);</text:p>
        <text:p text:style-name="P41"><text:tab/>}</text:p>
        <text:p text:style-name="P41"><text:tab/></text:p>
        <text:p text:style-name="P41"><text:tab/>det = 1;</text:p>
        <text:p text:style-name="P41"><text:tab/>for (int i = 0; i &lt; n; i++)</text:p>
        <text:p text:style-name="P41"><text:tab/><text:tab/>det *= d[i] * sqr(s[i][i]);</text:p>
        <text:p text:style-name="P41"/>
        <text:p text:style-name="P41"><text:tab/>return x;</text:p>
        <text:p text:style-name="P41">}</text:p>
        <text:p text:style-name="P41"/>
        <text:p text:style-name="P41"/>
        <text:p text:style-name="P41">int main() {</text:p>
        <text:p text:style-name="P41"><text:s text:c="4"/>ifstream fin("input.txt");</text:p>
        <text:p text:style-name="P41"><text:s text:c="4"/>ofstream fout("output.txt");</text:p>
        <text:p text:style-name="P41"><text:s text:c="4"/>int n;</text:p>
        <text:p text:style-name="P41"><text:s text:c="4"/>fin &gt;&gt; n;</text:p>
        <text:p text:style-name="P41"><text:s text:c="4"/>Matrix a = loadMatrix(n, n);</text:p>
        <text:p text:style-name="P41"><text:s text:c="4"/>Vector f = Vector(n);</text:p>
        <text:p text:style-name="P41"><text:s text:c="4"/>for (int i = 0; i &lt; n; i++)</text:p>
        <text:p text:style-name="P41"><text:s text:c="8"/>for (int j = 0; j &lt; n; j++)</text:p>
        <text:p text:style-name="P41"><text:s text:c="12"/>fin &gt;&gt; a[i][j];</text:p>
        <text:p text:style-name="P41"><text:s text:c="4"/>for (int i = 0; i &lt; n; i++)</text:p>
        <text:p text:style-name="P41"><text:s text:c="8"/>fin &gt;&gt; f[i];</text:p>
        <text:p text:style-name="P41"><text:tab/>f = transpose(a) * f;</text:p>
        <text:p text:style-name="P41"><text:s text:c="4"/>a = transpose(a) * a;</text:p>
        <text:p text:style-name="P41"><text:tab/>double det;</text:p>
        <text:p text:style-name="P41"><text:tab/>Matrix s;</text:p>
        <text:p text:style-name="P41"><text:tab/>Vector d, y;</text:p>
        <text:p text:style-name="P41"><text:tab/>const Vector x = squareRootMethod(a, f, det, s, d, y);<text:tab/></text:p>
        <text:p text:style-name="P41"><text:s text:c="4"/>det = sqrt(det);</text:p>
        <text:p text:style-name="P41"><text:s text:c="4"/>Vector error = a * x;</text:p>
        <text:p text:style-name="P41"><text:s text:c="4"/>for (int i = 0 ; i&lt; x.size(); i++)</text:p>
        <text:p text:style-name="P41"><text:s text:c="8"/>error[i] -= f[i];</text:p>
        <text:p text:style-name="P41"><text:s text:c="4"/></text:p>
        <text:p text:style-name="P41"><text:tab/>fout &lt;&lt; "A^T * A:" &lt;&lt; endl;</text:p>
        <text:p text:style-name="P41"><text:tab/>printMatrix(a, fout);</text:p>
        <text:p text:style-name="P41"><text:s text:c="4"/>fout &lt;&lt; "A^T * f:" &lt;&lt; endl;</text:p>
        <text:p text:style-name="P41"><text:s text:c="4"/>printVector(f, fout);</text:p>
        <text:p text:style-name="P41"><text:tab/>fout &lt;&lt; "S:" &lt;&lt; endl;</text:p>
        <text:p text:style-name="P41"><text:tab/>printMatrix(s, fout);</text:p>
        <text:p text:style-name="P41"><text:tab/>fout &lt;&lt; "diag(D):" &lt;&lt; endl;</text:p>
        <text:p text:style-name="P41"><text:tab/>printVector(d, fout);</text:p>
        <text:p text:style-name="P41"><text:tab/>fout &lt;&lt; "y:" &lt;&lt; endl;</text:p>
        <text:p text:style-name="P41"><text:tab/>printVector(y, fout);</text:p>
        <text:p text:style-name="P41"><text:s text:c="4"/>fout &lt;&lt; "x:" &lt;&lt; endl;</text:p>
        <text:p text:style-name="P41"><text:s text:c="4"/>printVector(x, fout);</text:p>
        <text:p text:style-name="P41"><text:s text:c="4"/>fout &lt;&lt; "|detA| = " &lt;&lt; det &lt;&lt; endl;</text:p>
        <text:p text:style-name="P41"><text:s text:c="4"/>fout &lt;&lt; "error of x:" &lt;&lt; endl;</text:p>
        <text:p text:style-name="P41"><text:s text:c="4"/>printVector(error, fout, true);</text:p>
        <text:p text:style-name="P41"><text:s text:c="4"/></text:p>
        <text:p text:style-name="P41"><text:tab/>return 0;</text:p>
        <text:p text:style-name="P41">}</text:p>
      </text:section>
      <text:p text:style-name="P43"/>
      <text:h text:style-name="P45" text:outline-level="3"><text:bookmark-start text:name="__RefHeading___Toc2068_1681118743"/>Входные данные<text:bookmark-end text:name="__RefHeading___Toc2068_1681118743"/></text:h>
      <text:p text:style-name="P28"/>
      <text:p text:style-name="P20"><text:span text:style-name="T19">input</text:span><text:span text:style-name="T20">.</text:span><text:span text:style-name="T19">txt</text:span><text:span text:style-name="T20">:</text:span></text:p>
      <text:p text:style-name="P21">5</text:p>
      <text:p text:style-name="P21">0.4974 0.0000 -0.1299 0.0914 0.1523</text:p>
      <text:p text:style-name="P21">-0.0305 0.3284 0.00000 -0.0619 0.0203</text:p>
      <text:p text:style-name="P21">0.0102 -0.0914 0.5887 0.0112 0.0355</text:p>
      <text:p text:style-name="P21">0.0305 0.0000 -0.0741 0.5887 0.0000</text:p>
      <text:p text:style-name="P21">0.0203 -0.0305 0.1472 -0.0122 0.4263</text:p>
      <text:p text:style-name="P21">1.5875 -1.7590 1.4139 1.7702 -2.0767S</text:p>
      <text:p text:style-name="P22"/>
      <text:h text:style-name="P45" text:outline-level="3"><text:bookmark-start text:name="__RefHeading___Toc2070_1681118743"/>Выходные данные<text:bookmark-end text:name="__RefHeading___Toc2070_1681118743"/></text:h>
      <text:p text:style-name="P24">output.txt</text:p>
      <text:p text:style-name="P40">A^T * A:</text:p>
      <text:p text:style-name="P40"><text:s text:c="2"/>0.2498 -0.0116 -0.0579 <text:s/>0.0652 <text:s/>0.0842</text:p>
      <text:p text:style-name="P40"><text:s/>-0.0116 <text:s/>0.1171 -0.0583 -0.0210 -0.0096</text:p>
      <text:p text:style-name="P40"><text:s/>-0.0579 -0.0583 <text:s/>0.3906 -0.0507 <text:s/>0.0639</text:p>
      <text:p text:style-name="P40"><text:s text:c="2"/>0.0652 -0.0210 -0.0507 <text:s/>0.3590 <text:s/>0.0079</text:p>
      <text:p text:style-name="P40"><text:s text:c="2"/>0.0842 -0.0096 <text:s/>0.0639 <text:s/>0.0079 <text:s/>0.2066</text:p>
      <text:p text:style-name="P40">A^T * f:</text:p>
      <text:p text:style-name="P40"><text:s text:c="2"/>0.8695 -0.6435 <text:s/>0.1893 <text:s/>1.3373 -0.6290</text:p>
      <text:p text:style-name="P40">S:</text:p>
      <text:p text:style-name="P40"><text:s text:c="2"/>0.4998 -0.0231 -0.1158 <text:s/>0.1304 <text:s/>0.1684</text:p>
      <text:p text:style-name="P40"><text:s text:c="2"/>0.0000 <text:s/>0.3415 -0.1786 -0.0526 -0.0166</text:p>
      <text:p text:style-name="P40"><text:s text:c="2"/>0.0000 <text:s/>0.0000 <text:s/>0.5876 -0.0766 <text:s/>0.1368</text:p>
      <text:p text:style-name="P40"><text:s text:c="2"/>0.0000 <text:s/>0.0000 <text:s/>0.0000 <text:s/>0.5774 -0.0078</text:p>
      <text:p text:style-name="P40"><text:s text:c="2"/>0.0000 <text:s/>0.0000 <text:s/>0.0000 <text:s/>0.0000 <text:s/>0.3990</text:p>
      <text:p text:style-name="P40">diag(D):</text:p>
      <text:p text:style-name="P40"><text:s text:c="2"/>1.0000 <text:s/>1.0000 <text:s/>1.0000 <text:s/>1.0000 <text:s/>1.0000</text:p>
      <text:p text:style-name="P40">y:</text:p>
      <text:p text:style-name="P40"><text:s text:c="2"/>1.7398 -1.7668 <text:s/>0.1281 <text:s/>1.7791 -2.3937</text:p>
      <text:p text:style-name="P40">x:</text:p>
      <text:p text:style-name="P40"><text:s text:c="2"/>5.0010 -3.9554 <text:s/>2.0057 <text:s/>3.0003 -5.9993</text:p>
      <text:p text:style-name="P40">error of x:</text:p>
      <text:p text:style-name="P40">2.2204e-16<text:tab/>1.1102e-16<text:tab/>0.0000e+00<text:tab/>0.0000e+00<text:tab/>-1.1102e-16<text:tab/></text:p>
      <text:p text:style-name="P40">|detA| = 2.3103e-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4.974cm" loext:contextual-spacing="false" fo:line-height="0.397cm" fo:text-align="center" style:justify-single-word="false" fo:background-color="#ffffff"/>
      <style:text-properties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 style:font-size-complex="9pt"/>
    </style:style>
    <style:style style:name="Заголовок_20__2116_2" style:display-name="Заголовок №2" style:family="paragraph" style:parent-style-name="Standard" style:default-outline-level="2" style:list-style-name="">
      <loext:graphic-properties draw:fill="solid" draw:fill-color="#ffffff"/>
      <style:paragraph-properties fo:margin-top="4.974cm" fo:margin-bottom="0.741cm" loext:contextual-spacing="false" fo:line-height="100%" fo:background-color="#ffffff"/>
      <style:text-properties style:font-name="Tahoma" fo:font-family="Tahoma" style:font-family-generic="roman" style:font-pitch="variable" fo:font-size="31pt" fo:letter-spacing="0.018cm" fo:font-weight="bold" style:font-name-asian="Tahoma1" style:font-family-asian="Tahoma" style:font-family-generic-asian="system" style:font-pitch-asian="variable" style:font-size-asian="31pt" style:font-weight-asian="bold" style:font-name-complex="Tahoma1" style:font-family-complex="Tahoma" style:font-family-generic-complex="system" style:font-pitch-complex="variable" style:font-size-complex="31pt" style:font-weight-complex="bold"/>
    </style:style>
    <style:style style:name="Заголовок_20__2116_5" style:display-name="Заголовок №5" style:family="paragraph" style:parent-style-name="Standard" style:default-outline-level="5" style:list-style-name="">
      <loext:graphic-properties draw:fill="solid" draw:fill-color="#ffffff"/>
      <style:paragraph-properties fo:margin-top="0.741cm" fo:margin-bottom="5.609cm" loext:contextual-spacing="false" fo:line-height="0.861cm" fo:text-align="center" style:justify-single-word="false" fo:background-color="#ffffff"/>
      <style:text-properties style:font-name="Times New Roman" fo:font-family="'Times New Roman'" style:font-family-generic="roman" style:font-pitch="variable" fo:font-size="20pt" fo:letter-spacing="0.018cm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5.609cm" fo:margin-bottom="0cm" loext:contextual-spacing="false" fo:line-height="0.508cm" fo:text-align="end" style:justify-single-word="false" fo:background-color="#ffffff"/>
      <style:text-properties style:font-name="Arial1" fo:font-family="Arial" style:font-family-generic="roman" style:font-pitch="variable" fo:font-size="11.5pt" fo:font-weight="bold" style:font-name-asian="Arial2" style:font-family-asian="Arial" style:font-family-generic-asian="system" style:font-pitch-asian="variable" style:font-size-asian="11.5pt" style:font-weight-asian="bold" style:font-name-complex="Arial2" style:font-family-complex="Arial" style:font-family-generic-complex="system" style:font-pitch-complex="variable" style:font-size-complex="11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left="0cm" fo:margin-right="0cm" fo:margin-top="6.244cm" fo:margin-bottom="2.646cm" loext:contextual-spacing="false" fo:line-height="100%" fo:text-indent="-0.776cm" style:auto-text-indent="false" fo:background-color="#ffffff"/>
      <style:text-properties style:font-name="Tahoma" fo:font-family="Tahoma" style:font-family-generic="roman" style:font-pitch="variable" fo:font-size="13pt" style:font-name-asian="Tahoma1" style:font-family-asian="Tahoma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33S</meta:editing-duration>
    <meta:editing-cycles>14</meta:editing-cycles>
    <meta:generator>LibreOffice/5.2.3.3$Windows_x86 LibreOffice_project/d54a8868f08a7b39642414cf2c8ef2f228f780cf</meta:generator>
    <dc:date>2017-10-18T20:04:31.257000000</dc:date>
    <meta:document-statistic meta:table-count="0" meta:image-count="0" meta:object-count="26" meta:page-count="8" meta:paragraph-count="258" meta:word-count="1192" meta:character-count="7151" meta:non-whitespace-character-count="55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f</mi>
    </mrow>
    <annotation encoding="StarMath 5.0">Ax = f</annotation>
  </semantics>
</math>
</file>

<file path=Object 10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1,n  }</annotation>
  </semantics>
</math>
</file>

<file path=Object 11/content.xml><?xml version="1.0" encoding="utf-8"?>
<math xmlns="http://www.w3.org/1998/Math/MathML" display="block">
  <semantics>
    <mrow>
      <mi>j</mi>
      <mo stretchy="false">=</mo>
      <mover accent="true">
        <mrow>
          <mi>n</mi>
          <mn>,1</mn>
        </mrow>
        <mo>¯</mo>
      </mover>
    </mrow>
    <annotation encoding="StarMath 5.0">j = overline{ n,1 }</annotation>
  </semantics>
</math>
</file>

<file path=Object 12/content.xml><?xml version="1.0" encoding="utf-8"?>
<math xmlns="http://www.w3.org/1998/Math/MathML" display="block">
  <semantics>
    <mrow>
      <mi>A</mi>
      <mo stretchy="false">=</mo>
      <msup>
        <mi>A</mi>
        <mtext>*</mtext>
      </msup>
      <mo stretchy="false">=</mo>
      <msup>
        <mrow>
          <mo fence="true" stretchy="false">(</mo>
          <mrow>
            <mover accent="true">
              <mi>A</mi>
              <mo>¯</mo>
            </mover>
          </mrow>
          <mo fence="true" stretchy="false">)</mo>
        </mrow>
        <mi>T</mi>
      </msup>
    </mrow>
    <annotation encoding="StarMath 5.0">A = A^{ "*" } = (overline{A} )^{ T }</annotation>
  </semantics>
</math>
</file>

<file path=Object 13/content.xml><?xml version="1.0" encoding="utf-8"?>
<math xmlns="http://www.w3.org/1998/Math/MathML" display="block">
  <semantics>
    <mrow>
      <mrow>
        <mi mathvariant="italic">detA</mi>
        <mo stretchy="false">=</mo>
        <mi mathvariant="italic">det</mi>
      </mrow>
      <mrow>
        <mrow>
          <mo fence="true" stretchy="false">(</mo>
          <mrow>
            <mrow>
              <msup>
                <mi>S</mi>
                <mtext>*</mtext>
              </msup>
              <mi mathvariant="italic">DS</mi>
            </mrow>
          </mrow>
          <mo fence="true" stretchy="false">)</mo>
        </mrow>
        <mo stretchy="false">=</mo>
        <mi mathvariant="italic">det</mi>
      </mrow>
      <msup>
        <mi>S</mi>
        <mtext>*</mtext>
      </msup>
      <mi mathvariant="italic">detD</mi>
      <mrow>
        <mi mathvariant="italic">detS</mi>
        <mo stretchy="false">=</mo>
        <mrow>
          <msup>
            <mi mathvariant="italic">det</mi>
            <mn>2</mn>
          </msup>
          <mi>S</mi>
        </mrow>
      </mrow>
      <mrow>
        <mi mathvariant="italic">detD</mi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sup>
            <msub>
              <mi>s</mi>
              <mi mathvariant="italic">ii</mi>
            </msub>
            <mn>2</mn>
          </msup>
        </mrow>
      </mrow>
      <msub>
        <mi>d</mi>
        <mi mathvariant="italic">ii</mi>
      </msub>
    </mrow>
    <annotation encoding="StarMath 5.0">detA = det (S^{"*"}DS)  = det S^{"*"}detD detS = {det^{2}S}detD = prod from{i=1} to{n} {s_{ii}}^2 d_{ii} </annotation>
  </semantics>
</math>
</file>

<file path=Object 14/content.xml><?xml version="1.0" encoding="utf-8"?>
<math xmlns="http://www.w3.org/1998/Math/MathML" display="block">
  <semantics>
    <mrow>
      <msup>
        <mrow>
          <mo fence="true" stretchy="false">(</mo>
          <mrow>
            <mrow>
              <mn>1,0,.</mn>
              <mn>..</mn>
              <mn>,0</mn>
            </mrow>
          </mrow>
          <mo fence="true" stretchy="false">)</mo>
        </mrow>
        <mi>T</mi>
      </msup>
      <mi>,</mi>
      <msup>
        <mrow>
          <mo fence="true" stretchy="false">(</mo>
          <mrow>
            <mrow>
              <mn>0,1,0,.</mn>
              <mn>..</mn>
              <mn>,0</mn>
            </mrow>
          </mrow>
          <mo fence="true" stretchy="false">)</mo>
        </mrow>
        <mi>T</mi>
      </msup>
      <mi>,</mi>
      <mn>...</mn>
      <mi>,</mi>
      <msup>
        <mrow>
          <mo fence="true" stretchy="false">(</mo>
          <mrow>
            <mrow>
              <mn>0,.</mn>
              <mn>..</mn>
              <mn>,0</mn>
              <mn>,1</mn>
            </mrow>
          </mrow>
          <mo fence="true" stretchy="false">)</mo>
        </mrow>
        <mi>T</mi>
      </msup>
    </mrow>
    <annotation encoding="StarMath 5.0">( 1,0,...,0 )^{ T}, ( 0,1,0,...,0)^{T}, ..., ( 0,...,0,1)^{T} 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p>
          <mi>S</mi>
          <mi>T</mi>
        </msup>
      </mrow>
      <mi mathvariant="italic">DS</mi>
    </mrow>
    <annotation encoding="StarMath 5.0">A = S^{ T }DS</annotation>
  </semantics>
</math>
</file>

<file path=Object 16/content.xml><?xml version="1.0" encoding="utf-8"?>
<math xmlns="http://www.w3.org/1998/Math/MathML" display="block">
  <semantics>
    <mrow>
      <mrow>
        <msub>
          <mi>d</mi>
          <mi mathvariant="italic">ii</mi>
        </msub>
        <mo stretchy="false">=</mo>
        <mi mathvariant="italic">sign</mi>
      </mrow>
      <mrow>
        <mo fence="true" stretchy="false">(</mo>
        <mrow>
          <mrow>
            <mrow>
              <msub>
                <mi>a</mi>
                <mi mathvariant="italic">ii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p>
                  <mrow>
                    <mtext>|</mtext>
                    <msub>
                      <mi>s</mi>
                      <mi mathvariant="italic">ki</mi>
                    </msub>
                    <mtext>|</mtext>
                  </mrow>
                  <mn>2</mn>
                </msup>
              </mrow>
            </mrow>
            <msub>
              <mi>d</mi>
              <mi mathvariant="italic">kk</mi>
            </msub>
          </mrow>
        </mrow>
        <mo fence="true" stretchy="false">)</mo>
      </mrow>
    </mrow>
    <annotation encoding="StarMath 5.0">d_{ ii } = sign(a_{ii} - sum from{k=1} to{i-1} {{"|"s_{ki}"|"}^2}d_{kk})</annotation>
  </semantics>
</math>
</file>

<file path=Object 17/content.xml><?xml version="1.0" encoding="utf-8"?>
<math xmlns="http://www.w3.org/1998/Math/MathML" display="block">
  <semantics>
    <mrow>
      <msub>
        <mi>s</mi>
        <mi mathvariant="italic">ii</mi>
      </msub>
      <mo stretchy="false">=</mo>
      <msqrt>
        <mrow>
          <mo fence="true" stretchy="true">|</mo>
          <mrow>
            <mrow>
              <mrow>
                <msub>
                  <mi>a</mi>
                  <mi mathvariant="italic">ii</mi>
                </msub>
                <mo stretchy="false">−</mo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p>
                    <mrow>
                      <mtext>|</mtext>
                      <msub>
                        <mi>s</mi>
                        <mi mathvariant="italic">ki</mi>
                      </msub>
                      <mtext>|</mtext>
                    </mrow>
                    <mn>2</mn>
                  </msup>
                </mrow>
              </mrow>
              <msub>
                <mi>d</mi>
                <mi mathvariant="italic">kk</mi>
              </msub>
            </mrow>
          </mrow>
          <mo fence="true" stretchy="true">|</mo>
        </mrow>
      </msqrt>
    </mrow>
    <annotation encoding="StarMath 5.0">s_{ ii } = sqrt{ abs{a_{ii} - sum from{k=1} to{i-1} {{"|"s_{ki}"|"}^2}d_{kk}}}</annotation>
  </semantics>
</math>
</file>

<file path=Object 18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 1,n }</annotation>
  </semantics>
</math>
</file>

<file path=Object 19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 1,n }</annotation>
  </semantics>
</math>
</file>

<file path=Object 2/content.xml><?xml version="1.0" encoding="utf-8"?>
<math xmlns="http://www.w3.org/1998/Math/MathML" display="block">
  <semantics>
    <mrow>
      <mi>A</mi>
      <mo stretchy="false">=</mo>
      <msup>
        <mi>A</mi>
        <mi>T</mi>
      </msup>
    </mrow>
    <annotation encoding="StarMath 5.0">A = A^T</annotation>
  </semantics>
</math>
</file>

<file path=Object 20/content.xml><?xml version="1.0" encoding="utf-8"?>
<math xmlns="http://www.w3.org/1998/Math/MathML" display="block">
  <semantics>
    <mrow>
      <msub>
        <mi>s</mi>
        <mi mathvariant="italic">ij</mi>
      </msub>
      <mo stretchy="false">=</mo>
      <mfrac>
        <mrow>
          <mrow>
            <msub>
              <mi>a</mi>
              <mi mathvariant="italic">ij</mi>
            </msub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i</mi>
                  <mo stretchy="false">−</mo>
                  <mn>1</mn>
                </mrow>
              </munderover>
              <mover accent="true">
                <msub>
                  <mi>s</mi>
                  <mi mathvariant="italic">ki</mi>
                </msub>
                <mo>¯</mo>
              </mover>
            </mrow>
          </mrow>
          <msub>
            <mi>d</mi>
            <mi mathvariant="italic">kk</mi>
          </msub>
          <msub>
            <mi>s</mi>
            <mi mathvariant="italic">kj</mi>
          </msub>
        </mrow>
        <mrow>
          <msub>
            <mi>s</mi>
            <mi mathvariant="italic">ii</mi>
          </msub>
          <msub>
            <mi>d</mi>
            <mi mathvariant="italic">ii</mi>
          </msub>
        </mrow>
      </mfrac>
    </mrow>
    <annotation encoding="StarMath 5.0">s_{ ij } = {  a_{ij}-sum from{k=1} to{i-1} overline{s_{ki}}d_{kk}s_{kj}}over { s_{ii}d_{ii} } </annotation>
  </semantics>
</math>
</file>

<file path=Object 21/content.xml><?xml version="1.0" encoding="utf-8"?>
<math xmlns="http://www.w3.org/1998/Math/MathML" display="block">
  <semantics>
    <mrow>
      <mi>j</mi>
      <mo stretchy="false">=</mo>
      <mover accent="true">
        <mrow>
          <mrow>
            <mi>i</mi>
            <mo stretchy="false">+</mo>
            <mn>1</mn>
          </mrow>
          <mi>,</mi>
          <mi>n</mi>
        </mrow>
        <mo>¯</mo>
      </mover>
    </mrow>
    <annotation encoding="StarMath 5.0">j = overline{ i+1,n }</annotation>
  </semantics>
</math>
</file>

<file path=Object 22/content.xml><?xml version="1.0" encoding="utf-8"?>
<math xmlns="http://www.w3.org/1998/Math/MathML" display="block">
  <semantics>
    <mrow>
      <mrow>
        <msub>
          <mi>s</mi>
          <mi mathvariant="italic">ij</mi>
        </msub>
        <mo stretchy="false">=</mo>
        <mn>0,</mn>
      </mrow>
      <mrow>
        <mi>j</mi>
        <mo stretchy="false">&lt;</mo>
        <mi>i</mi>
      </mrow>
    </mrow>
    <annotation encoding="StarMath 5.0">s_{ ij } = 0, j &lt; i</annotation>
  </semantics>
</math>
</file>

<file path=Object 23/content.xml><?xml version="1.0" encoding="utf-8"?>
<math xmlns="http://www.w3.org/1998/Math/MathML" display="block">
  <semantics>
    <mrow>
      <msup>
        <mi>G</mi>
        <mi>T</mi>
      </msup>
      <mrow>
        <mi>G</mi>
        <mo stretchy="false">=</mo>
        <msup>
          <mi>G</mi>
          <mi>T</mi>
        </msup>
      </mrow>
      <mi>f</mi>
    </mrow>
    <annotation encoding="StarMath 5.0">G^{ T }G=G^{ T }f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sup>
          <mi>G</mi>
          <mi>T</mi>
        </msup>
      </mrow>
      <mi>G</mi>
    </mrow>
    <annotation encoding="StarMath 5.0">A = G^{T }G</annotation>
  </semantics>
</math>
</file>

<file path=Object 25/content.xml><?xml version="1.0" encoding="utf-8"?>
<math xmlns="http://www.w3.org/1998/Math/MathML" display="block">
  <semantics>
    <mrow>
      <mrow>
        <mo fence="true" stretchy="true">|</mo>
        <mrow>
          <mi mathvariant="italic">detG</mi>
        </mrow>
        <mo fence="true" stretchy="true">|</mo>
      </mrow>
      <mo stretchy="false">=</mo>
      <msqrt>
        <mi mathvariant="italic">detA</mi>
      </msqrt>
    </mrow>
    <annotation encoding="StarMath 5.0">abs{detG} = sqrt{ detA }</annotation>
  </semantics>
</math>
</file>

<file path=Object 26/content.xml><?xml version="1.0" encoding="utf-8"?>
<math xmlns="http://www.w3.org/1998/Math/MathML" display="block">
  <semantics>
    <mrow>
      <mrow>
        <msup>
          <mi>G</mi>
          <mrow>
            <mo stretchy="false">−</mo>
            <mn>1</mn>
          </mrow>
        </msup>
        <mo stretchy="false">=</mo>
        <msup>
          <mi>A</mi>
          <mrow>
            <mo stretchy="false">−</mo>
            <mn>1</mn>
          </mrow>
        </msup>
      </mrow>
      <msup>
        <mi>G</mi>
        <mi>T</mi>
      </msup>
    </mrow>
    <annotation encoding="StarMath 5.0">G^{ -1 } = A^{ -1} G^T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i>S</mi>
          <mi>T</mi>
        </msup>
      </mrow>
      <mi>S</mi>
    </mrow>
    <annotation encoding="StarMath 5.0">A = S^{T}S</annotation>
  </semantics>
</math>
</file>

<file path=Object 4/content.xml><?xml version="1.0" encoding="utf-8"?>
<math xmlns="http://www.w3.org/1998/Math/MathML" display="block">
  <semantics>
    <mrow>
      <msup>
        <mi>S</mi>
        <mi>T</mi>
      </msup>
      <mrow>
        <mi mathvariant="italic">Sx</mi>
        <mo stretchy="false">=</mo>
        <mi>f</mi>
      </mrow>
    </mrow>
    <annotation encoding="StarMath 5.0">S^{T}Sx = f </annotation>
  </semantics>
</math>
</file>

<file path=Object 5/content.xml><?xml version="1.0" encoding="utf-8"?>
<math xmlns="http://www.w3.org/1998/Math/MathML" display="block">
  <semantics>
    <mrow>
      <mi mathvariant="italic">Ly</mi>
      <mo stretchy="false">=</mo>
      <mi>f</mi>
    </mrow>
    <annotation encoding="StarMath 5.0">Ly = f</annotation>
  </semantics>
</math>
</file>

<file path=Object 6/content.xml><?xml version="1.0" encoding="utf-8"?>
<math xmlns="http://www.w3.org/1998/Math/MathML" display="block">
  <semantics>
    <mrow>
      <mi mathvariant="italic">Sx</mi>
      <mo stretchy="false">=</mo>
      <mi>y</mi>
    </mrow>
    <annotation encoding="StarMath 5.0">Sx = y</annotation>
  </semantics>
</math>
</file>

<file path=Object 7/content.xml><?xml version="1.0" encoding="utf-8"?>
<math xmlns="http://www.w3.org/1998/Math/MathML" display="block">
  <semantics>
    <mrow>
      <msub>
        <mi>y</mi>
        <mi>i</mi>
      </msub>
      <mo stretchy="false">=</mo>
      <mfrac>
        <mrow>
          <mrow>
            <msub>
              <mi>f</mi>
              <mi>i</mi>
            </msub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i</mi>
                  <mo stretchy="false">−</mo>
                  <mn>1</mn>
                </mrow>
              </munderover>
              <msub>
                <mi>s</mi>
                <mi mathvariant="italic">ki</mi>
              </msub>
            </mrow>
          </mrow>
          <msub>
            <mi>y</mi>
            <mi>k</mi>
          </msub>
        </mrow>
        <msub>
          <mi>s</mi>
          <mi mathvariant="italic">ii</mi>
        </msub>
      </mfrac>
    </mrow>
    <annotation encoding="StarMath 5.0">y_i = {f_i - sum from{k=1} to{i-1} s_{ki}y_k } over {s_{ii}}  </annotation>
  </semantics>
</math>
</file>

<file path=Object 8/content.xml><?xml version="1.0" encoding="utf-8"?>
<math xmlns="http://www.w3.org/1998/Math/MathML" display="block">
  <semantics>
    <msup>
      <mi>S</mi>
      <mi>T</mi>
    </msup>
    <annotation encoding="StarMath 5.0">S^{ T }</annotation>
  </semantics>
</math>
</file>

<file path=Object 9/content.xml><?xml version="1.0" encoding="utf-8"?>
<math xmlns="http://www.w3.org/1998/Math/MathML" display="block">
  <semantics>
    <mrow>
      <msub>
        <mi>x</mi>
        <mi>j</mi>
      </msub>
      <mo stretchy="false">=</mo>
      <mfrac>
        <mrow>
          <mrow>
            <msub>
              <mi>y</mi>
              <mi>j</mi>
            </msub>
            <mo stretchy="false">−</mo>
            <mrow>
              <munderover>
                <mo stretchy="false">∑</mo>
                <mrow>
                  <mi>k</mi>
                  <mo stretchy="false">=</mo>
                  <mrow>
                    <mi>j</mi>
                    <mo stretchy="false">+</mo>
                    <mn>1</mn>
                  </mrow>
                </mrow>
                <mi>n</mi>
              </munderover>
              <msub>
                <mi>S</mi>
                <mi mathvariant="italic">jk</mi>
              </msub>
            </mrow>
          </mrow>
          <msub>
            <mi>x</mi>
            <mi>k</mi>
          </msub>
        </mrow>
        <msub>
          <mi>s</mi>
          <mi mathvariant="italic">jj</mi>
        </msub>
      </mfrac>
    </mrow>
    <annotation encoding="StarMath 5.0">x_j = { y_j - sum from {k=j+1} to{n} S_{jk}x_k} over {s_{jj} }</annotation>
  </semantics>
</math>
</file>